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ES" officeooo:rsid="0005a822" officeooo:paragraph-rsid="0005a822"/>
    </style:style>
    <style:style style:name="P2" style:family="paragraph" style:parent-style-name="Standard">
      <style:paragraph-properties fo:text-align="center" style:justify-single-word="false"/>
      <style:text-properties fo:language="es" fo:country="ES" fo:font-weight="bold" officeooo:rsid="0005a822" officeooo:paragraph-rsid="0005a822" style:font-weight-asian="bold" style:font-weight-complex="bold"/>
    </style:style>
    <style:style style:name="P3" style:family="paragraph" style:parent-style-name="Standard">
      <style:text-properties fo:language="es" fo:country="ES" officeooo:rsid="00063dd5" officeooo:paragraph-rsid="00063dd5"/>
    </style:style>
    <style:style style:name="P4" style:family="paragraph" style:parent-style-name="Standard">
      <style:text-properties fo:language="es" fo:country="ES" officeooo:rsid="000752ce" officeooo:paragraph-rsid="000752ce"/>
    </style:style>
    <style:style style:name="P5" style:family="paragraph" style:parent-style-name="Standard">
      <style:text-properties fo:language="es" fo:country="ES" officeooo:rsid="000752ce" officeooo:paragraph-rsid="0008e70f"/>
    </style:style>
    <style:style style:name="P6" style:family="paragraph" style:parent-style-name="Standard">
      <style:text-properties fo:language="es" fo:country="ES" officeooo:rsid="0008e70f" officeooo:paragraph-rsid="0008e70f"/>
    </style:style>
    <style:style style:name="P7" style:family="paragraph" style:parent-style-name="Standard">
      <style:text-properties fo:language="es" fo:country="ES" officeooo:rsid="000b6e4b" officeooo:paragraph-rsid="000b6e4b"/>
    </style:style>
    <style:style style:name="P8" style:family="paragraph" style:parent-style-name="Standard">
      <style:text-properties fo:language="es" fo:country="ES" officeooo:rsid="000bc098" officeooo:paragraph-rsid="000bc098"/>
    </style:style>
    <style:style style:name="P9" style:family="paragraph" style:parent-style-name="Standard">
      <style:text-properties fo:language="es" fo:country="ES" officeooo:rsid="000cc9d4" officeooo:paragraph-rsid="000cc9d4"/>
    </style:style>
    <style:style style:name="P10" style:family="paragraph" style:parent-style-name="Standard">
      <style:text-properties fo:language="es" fo:country="ES" officeooo:rsid="000efaa1" officeooo:paragraph-rsid="000efaa1"/>
    </style:style>
    <style:style style:name="P11" style:family="paragraph" style:parent-style-name="Standard">
      <style:text-properties fo:language="es" fo:country="ES" officeooo:rsid="0010560a" officeooo:paragraph-rsid="0010560a"/>
    </style:style>
    <style:style style:name="P12" style:family="paragraph" style:parent-style-name="Standard">
      <style:text-properties fo:language="es" fo:country="ES" officeooo:rsid="001246fc" officeooo:paragraph-rsid="001246fc"/>
    </style:style>
    <style:style style:name="P13" style:family="paragraph" style:parent-style-name="Standard">
      <style:text-properties fo:language="es" fo:country="ES" officeooo:rsid="0012eb7c" officeooo:paragraph-rsid="0012eb7c"/>
    </style:style>
    <style:style style:name="P14" style:family="paragraph" style:parent-style-name="Standard">
      <style:text-properties fo:language="es" fo:country="ES" officeooo:rsid="0012eb7c" officeooo:paragraph-rsid="0012eb7c"/>
    </style:style>
    <style:style style:name="P15" style:family="paragraph" style:parent-style-name="Standard">
      <style:text-properties fo:language="es" fo:country="ES" officeooo:rsid="0013c2ed" officeooo:paragraph-rsid="0013c2ed"/>
    </style:style>
    <style:style style:name="P16" style:family="paragraph" style:parent-style-name="Standard">
      <style:text-properties fo:language="es" fo:country="ES" officeooo:rsid="00145863" officeooo:paragraph-rsid="00145863"/>
    </style:style>
    <style:style style:name="T1" style:family="text">
      <style:text-properties officeooo:rsid="00063dd5"/>
    </style:style>
    <style:style style:name="T2" style:family="text">
      <style:text-properties officeooo:rsid="0008e70f"/>
    </style:style>
    <style:style style:name="T3" style:family="text">
      <style:text-properties officeooo:rsid="000d5dfc"/>
    </style:style>
    <style:style style:name="T4" style:family="text">
      <style:text-properties officeooo:rsid="001056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zmeFelizBot “Creación de un Bot con IA”</text:p>
      <text:p text:style-name="P1"/>
      <text:p text:style-name="P1"/>
      <text:p text:style-name="P1">Vamos a tomar el proyecto ML4K hazmefeliz como base para este reto.</text:p>
      <text:p text:style-name="P1">Primeramente creamos un nuevo directorio llamado hazmefelizBot</text:p>
      <text:p text:style-name="P1"/>
      <text:p text:style-name="P1">mkdir hazmefelizBot</text:p>
      <text:p text:style-name="P1">cd hazmefelizBot</text:p>
      <text:p text:style-name="P1"/>
      <text:p text:style-name="P1">Inicializamos git <text:span text:style-name="T1">para crear el repositorio local</text:span></text:p>
      <text:p text:style-name="P1"/>
      <text:p text:style-name="P3">git init</text:p>
      <text:p text:style-name="P3"/>
      <text:p text:style-name="P3">Creamos el repositorio en github y lo agregamos a nuestro repositorio local</text:p>
      <text:p text:style-name="P3"/>
      <text:p text:style-name="P3">git remote “Url del repositorio”</text:p>
      <text:p text:style-name="P3"/>
      <text:p text:style-name="P3">Sincronizamos el repositorio local con el remoto</text:p>
      <text:p text:style-name="P3"/>
      <text:p text:style-name="P3">git pull origin master</text:p>
      <text:p text:style-name="P3">git push origin master</text:p>
      <text:p text:style-name="P3"/>
      <text:p text:style-name="P3">Ahora creamos el entorno virtual con el que vamos a trabajar</text:p>
      <text:p text:style-name="P3"/>
      <text:p text:style-name="P3">python3 -m venv venv</text:p>
      <text:p text:style-name="P3"/>
      <text:p text:style-name="P3">Comprobamos con git status que está todo sincronizado.</text:p>
      <text:p text:style-name="P3"/>
      <text:p text:style-name="P3">Ahora vamos a coger como base del proyecto los archivos del proyecto hazmefeliz de ML4K que hicimos anteriormente. Copiamos los archivos en nuestra carpeta.</text:p>
      <text:p text:style-name="P3"/>
      <text:p text:style-name="P3">Añadimos los archivos al repositorio local</text:p>
      <text:p text:style-name="P3"/>
      <text:p text:style-name="P3">git add .</text:p>
      <text:p text:style-name="P3"/>
      <text:p text:style-name="P3">Realizamos un primer commit</text:p>
      <text:p text:style-name="P3"/>
      <text:p text:style-name="P3">git commit -am “Iniciamos el proyecto con la base hazme feliz”</text:p>
      <text:p text:style-name="P3"/>
      <text:p text:style-name="P3">Sincronizamos</text:p>
      <text:p text:style-name="P3"/>
      <text:p text:style-name="P3">git pull origin master</text:p>
      <text:p text:style-name="P3">git push origin master</text:p>
      <text:p text:style-name="P3"/>
      <text:p text:style-name="P4">Activamos el entorno virtual</text:p>
      <text:p text:style-name="P4">Linux: source venv/bin/activate</text:p>
      <text:p text:style-name="P4">Windows: ./venv/scripts/activate</text:p>
      <text:p text:style-name="P4"/>
      <text:p text:style-name="P4">Instalamos las dependencias que ya teníamos en el archivo requirements.txt que creamos en el proyecto base.</text:p>
      <text:p text:style-name="P4"/>
      <text:p text:style-name="P4">pip install -r requirements.txt</text:p>
      <text:p text:style-name="P6"><text:soft-page-break/>Instalamos las dependencias para la programación de Bots de Telegram.</text:p>
      <text:p text:style-name="P6"/>
      <text:p text:style-name="P6">Pip install python-telegram-bot –upgrade</text:p>
      <text:p text:style-name="P6"/>
      <text:p text:style-name="P6">Y cuando se haya instalado lo vamos a agregar al archivo requirements.txt</text:p>
      <text:p text:style-name="P6"/>
      <text:p text:style-name="P6">pip freeze → requirements.txt</text:p>
      <text:p text:style-name="P6"/>
      <text:p text:style-name="P6">Ya tenemos nuestro archivo requirements.txt para próximos proyectos que queramos usar ML4K y Bot telegram. </text:p>
      <text:p text:style-name="P5"/>
      <text:p text:style-name="P3">Comenzamos a realizar <text:span text:style-name="T2">las modificaciones para integrarlo con el bot</text:span></text:p>
      <text:p text:style-name="P7">Primeramente añadir las librerías necesarias para conectar con el bot</text:p>
      <text:p text:style-name="P7"/>
      <text:p text:style-name="P7">import logging → para crer logs del sistema</text:p>
      <text:p text:style-name="P7">from telegram.ext import Updater, CallbackContext, CommandHandler, MessageHandler</text:p>
      <text:p text:style-name="P7">from telegram import Update</text:p>
      <text:p text:style-name="P7"/>
      <text:p text:style-name="P7">También crearemos un archivo que no se debe sincronizar con el repositorio en github, ya que tendrá nuestro Token del API Bot. </text:p>
      <text:p text:style-name="P7"/>
      <text:p text:style-name="P7">Nano constantes.py</text:p>
      <text:p text:style-name="P7">API_KEY = “nuestro token”</text:p>
      <text:p text:style-name="P7"/>
      <text:p text:style-name="P7">En este archivo podemos insertar claves y otra información que no queremos sea accesible desde el repositorio. </text:p>
      <text:p text:style-name="P7"/>
      <text:p text:style-name="P7">Agregamos el archivo a .gitignore</text:p>
      <text:p text:style-name="P7"/>
      <text:p text:style-name="P7">Y recordar siempre actualizar el repositorio con cada cambio importante.</text:p>
      <text:p text:style-name="P7"/>
      <text:p text:style-name="P7">Git status</text:p>
      <text:p text:style-name="P7">git commit -am “agregamos nuevos datos al programa”</text:p>
      <text:p text:style-name="P7">git pull origin master</text:p>
      <text:p text:style-name="P7">git push origin master</text:p>
      <text:p text:style-name="P7"/>
      <text:p text:style-name="P7">Continuamos con la programación. </text:p>
      <text:p text:style-name="P8">Importamos el archivo constantes.py</text:p>
      <text:p text:style-name="P8"/>
      <text:p text:style-name="P8">from costantes impor<text:span text:style-name="T3">t</text:span> API_KEY, <text:span text:style-name="T3">CYBERMITOTOKEN #son los tokens de ML4K y TelegramBot</text:span></text:p>
      <text:p text:style-name="P8"/>
      <text:p text:style-name="P9">Seguidamente inicializamos el registro de log’s y los objetos updater y dispatcher para la conexión con el bot de Telegram y poder proceder a una recepción y envío de mensajes. </text:p>
      <text:p text:style-name="P9"/>
      <text:p text:style-name="P9">updater = Updater(token=API_KEY, use_context=True)</text:p>
      <text:p text:style-name="P9">dispatcher = updater.dispatcher</text:p>
      <text:p text:style-name="P9">print(updater) #esto lo pongo para comprobar que se ha creado sin problema. </text:p>
      <text:p text:style-name="P8"/>
      <text:p text:style-name="P10">Comprobamos que todo sigue funcionando correctamente después de haber agregado algunas líneas de código. </text:p>
      <text:p text:style-name="P10"/>
      <text:p text:style-name="P10"><text:soft-page-break/>En la terminal ejecutamos: python3 hazmefeliz.py, y debería salir impreso en pantalla el objeto creado y la pregunta ¿que quieres decirme?.</text:p>
      <text:p text:style-name="P10"/>
      <text:p text:style-name="P10">Continuamos. </text:p>
      <text:p text:style-name="P10"/>
      <text:p text:style-name="P10">Vamos a comenzar a definir las funciones que se ejecutarán según la llamada del handler correspondiente. Recordemos que un handler es una especie de disparador que responderá a las actualizaciones que detecte el updater. Estos handler pueden ser desde mensaje, comando, etc. </text:p>
      <text:p text:style-name="P10"/>
      <text:p text:style-name="P10">Vamos a definir los comandos de inicio y fin, los cuales van a responder a /start /adios y /help.</text:p>
      <text:p text:style-name="P10"/>
      <text:p text:style-name="P10">def start(update: Update, context: CallbackContext):</text:p>
      <text:p text:style-name="P10"><text:tab/>context.bot.send_message(chat_id=update.effective_chat.id, text=”Hola, soy un bot en aprendizaje, dime algo y te responderé”)</text:p>
      <text:p text:style-name="P10"/>
      <text:p text:style-name="P10">def adios(update: Update, context: CallbackContext):</text:p>
      <text:p text:style-name="P10"><text:tab/>context.bot.send_message<text:span text:style-name="T4">(chat_id=update.effective_chat.id, text=”¿Ya te vas?, bueno, encantado de aprender contigo”)</text:span></text:p>
      <text:p text:style-name="P10"/>
      <text:p text:style-name="P11">def help(update: Update, context: CallbackContext):</text:p>
      <text:p text:style-name="P11"><text:tab/>context.bot.send_message(chat_id=update.effective_chat.id, text=”Dime palabras o frases tanto bonitas como feas, responderé con la emoción correspondiente. Si no la entiendo intentaré aprenderla para ampliar mi eficacia.”)</text:p>
      <text:p text:style-name="P11"/>
      <text:p text:style-name="P12">Hemos definidos las acciones/funciones que se ejecutarán cuando las llame el handler.</text:p>
      <text:p text:style-name="P12"/>
      <text:p text:style-name="P12">Ahora vamos a crear los comandos/handler de los cuales ya hemos realizado las funciones correspondientes. (También llamados Callback)</text:p>
      <text:p text:style-name="P12"/>
      <text:p text:style-name="P13">También tenemos que añadir al final del proyecto las siguientes instrucciones para que el bot funcione y esté en modo escucha. </text:p>
      <text:p text:style-name="P13"/>
      <text:p text:style-name="P13">updater.start_polling()</text:p>
      <text:p text:style-name="P13">updater.idle()</text:p>
      <text:p text:style-name="P13"/>
      <text:p text:style-name="P15">Al añadir estas líneas al final del proyecto nos damos cuenta que en cuanto se ejecutan el bot entra en estado de escucha permanente con lo que el resto del programa deja de funcionar tal y como lo tenemos escrito. Hay que ir reestructurando las funciones para que las ejecute en el orden necesario para recibir las respuestas de la IA de ML4K</text:p>
      <text:p text:style-name="P15"/>
      <text:p text:style-name="P15">Para comenzar a funcionar hay que ir cambiando algunas líneas del programa original al nuevo bot. </text:p>
      <text:p text:style-name="P15"/>
      <text:p text:style-name="P15">Por ejemplo estas líneas:</text:p>
      <text:p text:style-name="P15">siEntrenado = checkModel(API_KEY)</text:p>
      <text:p text:style-name="P15"/>
      <text:p text:style-name="P15"><text:s text:c="4"/>if siEntrenado['status'] == 'ready to use':</text:p>
      <text:p text:style-name="P15"><text:s text:c="8"/>texto = input('¿Que quieres decirme? ')</text:p>
      <text:p text:style-name="P15"/>
      <text:p text:style-name="P15"><text:s text:c="8"/>recognized = classify(texto)</text:p>
      <text:p text:style-name="P15"><text:s text:c="8"/>if recognized != None:</text:p>
      <text:p text:style-name="P15"><text:s text:c="12"/>respuesta(recognized)</text:p>
      <text:p text:style-name="P15"><text:s text:c="4"/>else:</text:p>
      <text:p text:style-name="P15"><text:soft-page-break/><text:s text:c="8"/>print(siEntrenado)</text:p>
      <text:p text:style-name="P15"/>
      <text:p text:style-name="P15">Que estaban la función run(), las movemos a la función que define el comando /start</text:p>
      <text:p text:style-name="P15">Así cuando se ejecute el bot y escribamos en él /start las ejecutará.</text:p>
      <text:p text:style-name="P15">La ejecución la hará en la terminal donde nos aparecerá “¿Que quieres decirme?”, esta línea hay que cambiarla para que el mensaje salga en el bot, se podría hacer de esta manera:</text:p>
      <text:p text:style-name="P15"/>
      <text:p text:style-name="P15">Línea original:</text:p>
      <text:p text:style-name="P15">texto = input('¿Que quieres decirme? ')</text:p>
      <text:p text:style-name="P15"/>
      <text:p text:style-name="P15">Línea modificada:</text:p>
      <text:p text:style-name="P15">context.bot.send_message(chat_id=update.effective_chat.id, text="¿Que quieres decirme?")</text:p>
      <text:p text:style-name="P15"/>
      <text:p text:style-name="P16">Ahora tenemos que comprobar si nos ha escrito algún mensaje de texto y no un comando. </text:p>
      <text:p text:style-name="P16"/>
      <text:p text:style-name="P16"/>
      <text:p text:style-name="P15"/>
      <text:p text:style-name="P15"/>
      <text:p text:style-name="P15"/>
      <text:p text:style-name="P15"/>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6.2$Linux_X86_64 LibreOffice_project/00$Build-2</meta:generator>
    <dc:date>2022-03-14T06:28:41.859281880</dc:date>
    <meta:editing-duration>PT2H25M54S</meta:editing-duration>
    <meta:editing-cycles>8</meta:editing-cycles>
    <meta:document-statistic meta:table-count="0" meta:image-count="0" meta:object-count="0" meta:page-count="4" meta:paragraph-count="90" meta:word-count="819" meta:character-count="5692" meta:non-whitespace-character-count="4896"/>
  </office:meta>
</office:document-meta>
</file>